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374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ff00ff"/>
    </style:style>
    <style:style style:name="T2" style:family="text">
      <style:text-properties fo:color="#ff0000"/>
    </style:style>
    <style:style style:name="T3" style:family="text">
      <style:text-properties fo:color="#00dcff"/>
    </style:style>
    <style:style style:name="T4" style:family="text">
      <style:text-properties fo:color="#3deb3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.972cm" svg:height="19.374cm" svg:x="1.28cm" svg:y="1.835cm">
          <draw:text-box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5-19T10:03:59</meta:creation-date>
    <dc:date>2003-08-28T16:55:56</dc:date>
    <meta:editing-cycles>2</meta:editing-cycles>
    <meta:editing-duration>PT1M52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